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Arial" fo:font-size="16pt" style:font-size-asian="16pt" style:font-size-complex="16pt"/>
    </style:style>
    <style:style style:name="P4" style:family="paragraph" style:parent-style-name="Standard" style:list-style-name="L2">
      <style:text-properties style:font-name="Arial" fo:font-size="16pt" style:font-size-asian="16pt" style:font-size-complex="16pt"/>
    </style:style>
    <style:style style:name="P5" style:family="paragraph" style:parent-style-name="Standard" style:list-style-name="L3">
      <style:text-properties style:font-name="Arial" fo:font-size="16pt" style:font-size-asian="16pt" style:font-size-complex="16pt"/>
    </style:style>
    <style:style style:name="P6" style:family="paragraph" style:parent-style-name="Standard" style:list-style-name="L4">
      <style:text-properties style:font-name="Arial" fo:font-size="16pt" style:font-size-asian="16pt" style:font-size-complex="16pt"/>
    </style:style>
    <style:style style:name="P7" style:family="paragraph" style:parent-style-name="Standard" style:list-style-name="L5">
      <style:text-properties style:font-name="Arial" fo:font-size="16pt" style:font-size-asian="16pt" style:font-size-complex="16pt"/>
    </style:style>
    <style:style style:name="P8" style:family="paragraph" style:parent-style-name="Standard" style:list-style-name="L6">
      <style:text-properties style:font-name="Arial" fo:font-size="16pt" style:font-size-asian="16pt" style:font-size-complex="16pt"/>
    </style:style>
    <style:style style:name="P9" style:family="paragraph" style:parent-style-name="Standard" style:list-style-name="L7">
      <style:text-properties style:font-name="Arial" fo:font-size="16pt" style:font-size-asian="16pt" style:font-size-complex="16pt"/>
    </style:style>
    <style:style style:name="P10" style:family="paragraph" style:parent-style-name="Standard" style:list-style-name="L8">
      <style:text-properties style:font-name="Arial" fo:font-size="16pt" style:font-size-asian="16pt" style:font-size-complex="16pt"/>
    </style:style>
    <style:style style:name="P11" style:family="paragraph" style:parent-style-name="Standard" style:list-style-name="L9">
      <style:text-properties style:font-name="Arial" fo:font-size="16pt" style:font-size-asian="16pt" style:font-size-complex="16pt"/>
    </style:style>
    <style:style style:name="P12" style:family="paragraph" style:parent-style-name="Standard" style:list-style-name="L10">
      <style:text-properties style:font-name="Arial" fo:font-size="16pt" style:font-size-asian="16pt" style:font-size-complex="16pt"/>
    </style:style>
    <style:style style:name="P13" style:family="paragraph" style:parent-style-name="Standard">
      <style:text-properties style:font-name="Arial" fo:font-size="16pt" style:font-size-asian="14pt" style:font-size-complex="16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ndor Partnership Program</text:p>
      <text:p text:style-name="P1"/>
      <text:p text:style-name="P3">Proposed Solution for Shane:</text:p>
      <text:list xml:id="list30403335" text:style-name="L2">
        <text:list-item>
          <text:p text:style-name="P4">new web-based application (not based on existing LMS – could connect to existing database if desired)</text:p>
        </text:list-item>
        <text:list-item>
          <text:p text:style-name="P4">accessible internally and externally (vendors)</text:p>
        </text:list-item>
        <text:list-item>
          <text:p text:style-name="P4">provides for uploading and downloading of assets</text:p>
        </text:list-item>
        <text:list-item>
          <text:p text:style-name="P4">assets can include (audio, video, various document formats, images, courses, and curricula)</text:p>
        </text:list-item>
        <text:list-item>
          <text:p text:style-name="P4">assets can be tagged dynamically (metadata tagging definitions can be created as needed and then searched on)</text:p>
        </text:list-item>
        <text:list-item>
          <text:p text:style-name="P4">assets are versioned</text:p>
        </text:list-item>
        <text:list-item>
          <text:p text:style-name="P4">assets can be checked-out</text:p>
        </text:list-item>
        <text:list-item>
          <text:p text:style-name="P4">ability to create and manage projects and associate assets with projects, define project teams and associated vendors</text:p>
        </text:list-item>
        <text:list-item>
          <text:p text:style-name="P4">discussion forums for assets, vendors, projects</text:p>
        </text:list-item>
        <text:list-item>
          <text:p text:style-name="P4">house webinars, event calendar, white papers, and style guides</text:p>
        </text:list-item>
        <text:list-item>
          <text:p text:style-name="P4">SAML log in support</text:p>
        </text:list-item>
      </text:list>
      <text:p text:style-name="P3"/>
      <text:p text:style-name="P2">Pages in site:</text:p>
      <text:p text:style-name="P3"/>
      <text:p text:style-name="P3">Persistent tabs for:</text:p>
      <text:list xml:id="list31507645" text:style-name="L4">
        <text:list-item>
          <text:p text:style-name="P6">Home</text:p>
        </text:list-item>
        <text:list-item>
          <text:p text:style-name="P6">Assets</text:p>
        </text:list-item>
        <text:list-item>
          <text:p text:style-name="P6">Projects</text:p>
        </text:list-item>
        <text:list-item>
          <text:p text:style-name="P6">Vendors</text:p>
        </text:list-item>
        <text:list-item>
          <text:p text:style-name="P6">Advanced Search</text:p>
        </text:list-item>
        <text:list-item>
          <text:p text:style-name="P6">Help</text:p>
        </text:list-item>
      </text:list>
      <text:p text:style-name="P3"/>
      <text:p text:style-name="P3">Home page includes:</text:p>
      <text:list xml:id="list31490217" text:style-name="L3">
        <text:list-item>
          <text:p text:style-name="P5">Current Projects View (click for all/more)</text:p>
        </text:list-item>
        <text:list-item>
          <text:p text:style-name="P5">Last assets accessed (click for all/more)</text:p>
        </text:list-item>
        <text:list-item>
          <text:p text:style-name="P5">Available whitepapers, webinars, style guides</text:p>
        </text:list-item>
        <text:list-item>
          <text:p text:style-name="P5">Asset search (simple)</text:p>
        </text:list-item>
      </text:list>
      <text:p text:style-name="P3"><text:soft-page-break/></text:p>
      <text:p text:style-name="P3">Assets page includes:</text:p>
      <text:list xml:id="list31684356" text:style-name="L6">
        <text:list-item>
          <text:p text:style-name="P8">List of assets sorted by last accessed</text:p>
        </text:list-item>
        <text:list-item>
          <text:p text:style-name="P8">Ability to sort in different ways</text:p>
        </text:list-item>
        <text:list-item>
          <text:p text:style-name="P8">Asset search (simple)</text:p>
        </text:list-item>
      </text:list>
      <text:p text:style-name="P3"/>
      <text:p text:style-name="P3">Asset detail page includes:</text:p>
      <text:list xml:id="list34138041" text:style-name="L8">
        <text:list-item>
          <text:p text:style-name="P10">Upload (versioned) / Download / Checkout</text:p>
        </text:list-item>
        <text:list-item>
          <text:p text:style-name="P10">Version History</text:p>
        </text:list-item>
        <text:list-item>
          <text:p text:style-name="P10">Details editable (role based)</text:p>
        </text:list-item>
        <text:list-item>
          <text:p text:style-name="P10">Discussion Forum</text:p>
        </text:list-item>
      </text:list>
      <text:p text:style-name="P3"/>
      <text:p text:style-name="P3">Projects page includes:</text:p>
      <text:list xml:id="list31608507" text:style-name="L5">
        <text:list-item>
          <text:p text:style-name="P7">List of active projects (last project displayed most prominently)</text:p>
        </text:list-item>
        <text:list-item>
          <text:p text:style-name="P7">Link to project creation page (for users with the role to do so)</text:p>
        </text:list-item>
        <text:list-item>
          <text:p text:style-name="P7">Project links take you to project details page</text:p>
        </text:list-item>
      </text:list>
      <text:p text:style-name="P3"/>
      <text:p text:style-name="P3">Project detail page includes:</text:p>
      <text:list xml:id="list31707226" text:style-name="L7">
        <text:list-item>
          <text:p text:style-name="P9">list of team members (both internal and external)</text:p>
        </text:list-item>
        <text:list-item>
          <text:p text:style-name="P9">project description</text:p>
        </text:list-item>
        <text:list-item>
          <text:p text:style-name="P9">editable (role based)</text:p>
        </text:list-item>
        <text:list-item>
          <text:p text:style-name="P9">view of assets associated with project</text:p>
        </text:list-item>
        <text:list-item>
          <text:p text:style-name="P9">Discussion Forum</text:p>
        </text:list-item>
      </text:list>
      <text:p text:style-name="P3"/>
      <text:p text:style-name="P3">Vendor detail page:</text:p>
      <text:list xml:id="list34327279" text:style-name="L9">
        <text:list-item>
          <text:p text:style-name="P11">list of vendor team members</text:p>
        </text:list-item>
        <text:list-item>
          <text:p text:style-name="P11">not visible to other vendors</text:p>
        </text:list-item>
        <text:list-item>
          <text:p text:style-name="P11">contact information</text:p>
        </text:list-item>
        <text:list-item>
          <text:p text:style-name="P11">Discussion Forum</text:p>
        </text:list-item>
      </text:list>
      <text:p text:style-name="P3"/>
      <text:p text:style-name="P3">Advanced Search:</text:p>
      <text:list xml:id="list34377708" text:style-name="L10">
        <text:list-item>
          <text:p text:style-name="P12">selection of metadata keys</text:p>
        </text:list-item>
        <text:list-item>
          <text:p text:style-name="P12">input search term(s)</text:p>
        </text:list-item>
        <text:list-item>
          <text:p text:style-name="P12">asset results</text:p>
        </text:list-item>
      </text:list>
      <text:p text:style-name="P3"/>
      <text:p text:style-name="P2"><text:soft-page-break/>Time Estimates:</text:p>
      <text:p text:style-name="P13"/>
      <text:p text:style-name="P13">Interface Design: xx hours (Marty/Nate)</text:p>
      <text:p text:style-name="P13">General Programming: 90 hours</text:p>
      <text:p text:style-name="P13">Interface Programming: 75 h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1T09:58:26.16</meta:creation-date>
    <dc:date>2012-03-21T14:58:11.84</dc:date>
    <meta:editing-duration>PT3H12M36S</meta:editing-duration>
    <meta:editing-cycles>3</meta:editing-cycles>
    <meta:generator>LibreOffice/3.5$Windows_x86 LibreOffice_project/7e68ba2-a744ebf-1f241b7-c506db1-7d53735</meta:generator>
    <meta:document-statistic meta:table-count="0" meta:image-count="0" meta:object-count="0" meta:page-count="3" meta:paragraph-count="58" meta:word-count="324" meta:character-count="1936" meta:non-whitespace-character-count="1713"/>
  </office:meta>
</office:document-meta>
</file>